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text-properties fo:font-weight="bold" style:font-weight-asian="bold"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list-style-name="L2"/>
    <style:style style:name="P6" style:family="paragraph" style:parent-style-name="Standard" style:list-style-name="L3"/>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start" style:justify-single-word="false"/>
      <style:text-properties fo:font-size="14pt" style:font-size-asian="14pt" style:font-size-complex="14pt"/>
    </style:style>
    <style:style style:name="P11" style:family="paragraph" style:parent-style-name="Standard">
      <style:text-properties fo:font-size="16pt" fo:font-weight="bold" style:font-size-asian="16pt" style:font-weight-asian="bold" style:font-size-complex="16pt" style:font-weight-complex="bold"/>
    </style:style>
    <style:style style:name="P12" style:family="paragraph" style:parent-style-name="Standard" style:list-style-name="L3">
      <style:text-properties fo:font-size="16pt" fo:font-weight="bold" style:font-size-asian="16pt" style:font-weight-asian="bold" style:font-size-complex="16pt" style:font-weight-complex="bold"/>
    </style:style>
    <style:style style:name="P13" style:family="paragraph" style:parent-style-name="Standard" style:list-style-name="L3">
      <style:text-properties fo:font-size="16pt" fo:font-weight="bold" style:font-size-asian="16pt" style:font-weight-asian="bold" style:font-size-complex="16pt" style:font-weight-complex="bold"/>
    </style:style>
    <style:style style:name="P14" style:family="paragraph" style:parent-style-name="Standard" style:list-style-name="L3">
      <style:text-properties fo:font-size="16pt" fo:font-weight="bold" style:font-size-asian="16pt" style:font-weight-asian="bold" style:font-size-complex="16pt" style:font-weight-complex="bold"/>
    </style:style>
    <style:style style:name="P15" style:family="paragraph" style:parent-style-name="Standard" style:list-style-name="L3">
      <style:text-properties fo:font-size="16pt" fo:font-weight="bold" style:font-size-asian="16pt"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8pt"/>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size-asian="18pt"/>
    </style:style>
    <style:style style:name="T6" style:family="text">
      <style:text-properties style:font-weight-asian="bold"/>
    </style:style>
    <style:style style:name="T7" style:family="text">
      <style:text-properties style:font-size-complex="18pt"/>
    </style:style>
    <style:style style:name="T8" style:family="text">
      <style:text-properties style:font-weight-complex="bold"/>
    </style:style>
    <style:style style:name="T9" style:family="text">
      <style:text-properties fo:font-size="16pt" fo:font-weight="bold" style:font-size-asian="14pt" style:font-weight-asian="bold" style:font-size-complex="16pt" style:font-weight-complex="bold"/>
    </style:style>
    <style:style style:name="T10"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text:list-level-style-bullet text:level="2" text:style-name="Bullet_20_Symbols" text:bullet-char="◦"/>
      <text:list-level-style-bullet text:level="3" text:style-name="Bullet_20_Symbols" text:bullet-char="▪"/>
      <text:list-level-style-bullet text:level="4" text:style-name="Bullet_20_Symbols" text:bullet-char="•"/>
      <text:list-level-style-bullet text:level="5" text:style-name="Bullet_20_Symbols" text:bullet-char="◦"/>
      <text:list-level-style-bullet text:level="6" text:style-name="Bullet_20_Symbols" text:bullet-char="▪"/>
      <text:list-level-style-bullet text:level="7" text:style-name="Bullet_20_Symbols" text:bullet-char="•"/>
      <text:list-level-style-bullet text:level="8" text:style-name="Bullet_20_Symbols" text:bullet-char="◦"/>
      <text:list-level-style-bullet text:level="9" text:style-name="Bullet_20_Symbols" text:bullet-char="▪"/>
      <text:list-level-style-bullet text:level="10" text:style-name="Bullet_20_Symbols" text:bullet-cha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POWER EFFICIENT ANDROID ROM</text:p>
      <text:p text:style-name="P7">Software Design &amp; Verification Document </text:p>
      <text:p text:style-name="Standard"/>
      <text:p text:style-name="Standard"/>
      <text:p text:style-name="Standard"/>
      <text:p text:style-name="Standard"/>
      <text:p text:style-name="Standard"/>
      <text:p text:style-name="Standard"/>
      <text:p text:style-name="P3"/>
      <text:p text:style-name="P9">Done By : </text:p>
      <text:p text:style-name="P10"><text:tab/><text:tab/><text:tab/>Ajith K. M<text:tab/><text:tab/><text:tab/><text:tab/>ETAKECS004</text:p>
      <text:p text:style-name="P10"><text:tab/><text:tab/><text:tab/>Anjana Sasikumar <text:tab/><text:tab/><text:tab/>ETAKECS007</text:p>
      <text:p text:style-name="P10"><text:tab/><text:tab/><text:tab/>K. Haridas<text:tab/><text:tab/><text:tab/><text:tab/>ETAKECS026</text:p>
      <text:p text:style-name="P9">Guided By : </text:p>
      <text:p text:style-name="P9">BISNA N D </text:p>
      <text:p text:style-name="P9">(Asst. Professor) </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pan text:style-name="T4">1 Introduction </text:span></text:p>
      <text:p text:style-name="P2"/>
      <text:p text:style-name="P4"><text:tab/><text:tab/>A software design document (SDD) is a written description of a software product, that a software designer writes in order to give a software development team an overall guidance of the architecture of the software project. Practically, a design document is required to coordinate a large team under a single vision. The proposed system aims to improve the power efficiency of the android device by building a customized android ROM(similar to an operating system) which would make the installation of the stock applications optional. Power efficiency will also be improved by making changes to the kernel to bring about controlling the processor speeds to obtain maximum power efficiency.</text:p>
      <text:p text:style-name="P4"><text:tab/><text:tab/>In building the ROM from the source code additional features like support for native languages like Malayalam can be brought about. </text:p>
      <text:p text:style-name="Standard"/>
      <text:p text:style-name="P2">2 Design </text:p>
      <text:p text:style-name="P2"/>
      <text:p text:style-name="Standard"><text:tab/><text:tab/>After the problem identification, definition, requirement analysis and documentation, the next major phase in software development is design. A design specification provides explicit information about the requirements for a product and how the product is to be put together. This document provides a comprehensive architectural overview of the system, using a number of different architectural views to depict different aspects of the system. To identify the specific audiences for the document with an indication of how they are expected to use the document and to focus on specifying a high-level view of the architecture of our system, and on the interaction between the user and the system also to identify the low-level view of each component of the software and how the components interact with each other. </text:p>
      <text:p text:style-name="Standard"/>
      <text:p text:style-name="Standard">The major design concepts implemented are: </text:p>
      <text:p text:style-name="Standard"/>
      <text:p text:style-name="Standard"><text:tab/>• <text:span text:style-name="T2">Abstraction</text:span> : Abstraction helps to hide the implementation details and complexities of the <text:tab/><text:tab/><text:tab/>system from users. The programming languages used in the android <text:tab/><text:tab/><text:tab/><text:tab/>application development is irrelevant to the users for the GUI incorporated <text:tab/><text:tab/><text:tab/>with the system will help to improve the usability and ease of access. </text:p>
      <text:p text:style-name="Standard"/>
      <text:p text:style-name="Standard"><text:tab/>• <text:span text:style-name="T2">Modularity</text:span>: <text:s/>The main problem is broken into a number of submodules to help the <text:tab/><text:tab/><text:tab/><text:tab/>implementation. At last the submodules are combined into a single module. <text:tab/><text:tab/><text:tab/>Modularity feature helps the process of maintenance, release of new versions, <text:tab/><text:tab/><text:tab/>debugging, re-usability etc. Top-down modular structure is used in this <text:tab/><text:tab/><text:tab/><text:tab/>project. In top-down programming structure the main problem is broken into <text:tab/><text:tab/><text:tab/>sub modules in a hierarchical fashion and the solution of individual modules <text:tab/><text:tab/><text:tab/>are combined to get the solution of the main problem. </text:p>
      <text:p text:style-name="Standard"/>
      <text:p text:style-name="Standard"><text:tab/>• <text:span text:style-name="T2">Architectural</text:span> <text:span text:style-name="T2">Design</text:span>: It gives a high-level architecture of the system which deals with the <text:tab/><text:tab/><text:tab/>working and inter-relationship of different modules. Architectural design also <text:tab/><text:tab/><text:tab/>provides the functionalities of the important modules of the system. </text:p>
      <text:p text:style-name="Standard"/>
      <text:p text:style-name="Standard"><text:tab/>• <text:span text:style-name="T2">Control</text:span> <text:span text:style-name="T2">Hierarchy</text:span>. A program structure that represents the organization of a program <text:tab/><text:tab/><text:tab/>component and implies a hierarchy of control. It describes the control <text:tab/><text:tab/><text:tab/><text:tab/>flow between various modules. </text:p>
      <text:p text:style-name="Standard"><text:soft-page-break/></text:p>
      <text:p text:style-name="Standard"><text:tab/>• <text:span text:style-name="T2">Information</text:span> <text:span text:style-name="T2">Hiding</text:span>. Modules should be specified and designed so that information <text:tab/><text:tab/><text:tab/><text:tab/>contained within a module is inaccessible to other modules that have no need <text:tab/><text:tab/><text:tab/>for such information. </text:p>
      <text:p text:style-name="Standard"/>
      <text:p text:style-name="Standard"><text:tab/>There are many aspects that is to be considered in software design. The major aspects considered for design of this project are: </text:p>
      <text:p text:style-name="Standard"/>
      <text:p text:style-name="Standard"><text:tab/>• <text:span text:style-name="T2">Compatibility</text:span>-The ROM should be compatible with different android devices. Besides, <text:tab/><text:tab/><text:tab/>the new releases should also be compatible with its older releases. </text:p>
      <text:p text:style-name="Standard"/>
      <text:p text:style-name="Standard"><text:tab/>• <text:span text:style-name="T2">Extensibility</text:span>- New capabilities can be added to the application without major changes to <text:tab/><text:tab/><text:tab/>the underlying architecture. </text:p>
      <text:p text:style-name="Standard"/>
      <text:p text:style-name="Standard"><text:tab/>• <text:span text:style-name="T2">Fault</text:span>-<text:span text:style-name="T2">tolerance</text:span>- The ROM should be able to resistant to and able to recover from <text:tab/><text:tab/><text:tab/><text:tab/>component failure. </text:p>
      <text:p text:style-name="Standard"/>
      <text:p text:style-name="Standard"><text:tab/>• <text:span text:style-name="T2">Maintainability</text:span>- Any system is susceptible to errors, hence this system should be <text:tab/><text:tab/><text:tab/><text:tab/>maintainable. </text:p>
      <text:p text:style-name="Standard"/>
      <text:p text:style-name="Standard"><text:tab/>• <text:span text:style-name="T2">Reliability</text:span>- <text:tab/>The ROM should be able to perform a required function under stated <text:tab/><text:tab/><text:tab/><text:tab/>conditions for a specified period of time. </text:p>
      <text:p text:style-name="Standard"/>
      <text:p text:style-name="Standard"><text:tab/>• <text:span text:style-name="T2">Re-usability</text:span>- <text:s/>The ROM should be able to add further features and modification with <text:tab/><text:tab/><text:tab/><text:tab/>slight or no modification. </text:p>
      <text:p text:style-name="Standard"/>
      <text:p text:style-name="Standard"><text:tab/>• <text:span text:style-name="T2">Security</text:span> - <text:s/><text:tab/>One of the key aspects in application design. Security cannot be compromised <text:tab/><text:tab/><text:tab/>for it will eventually destroys the core function of the application. The <text:tab/><text:tab/><text:tab/><text:tab/>unauthorized personnel/applications must not be allowed to modify the <text:tab/><text:tab/><text:tab/><text:tab/>application’s settings. </text:p>
      <text:p text:style-name="Standard"/>
      <text:p text:style-name="Standard"><text:tab/>• <text:span text:style-name="T2">Usability</text:span>- <text:s/><text:tab/>The application user interface must be practical for its target user. Default <text:tab/><text:tab/><text:tab/>values <text:tab/>for the parameters must be chosen so that they are a good choice for <text:tab/><text:tab/><text:tab/>the majority of the users. </text:p>
      <text:p text:style-name="Standard"/>
      <text:p text:style-name="Standard"><text:tab/>By considering the above concepts and the requirements of various stakeholders this project is mainly divided into four modules,</text:p>
      <text:p text:style-name="Standard"><text:s/></text:p>
      <text:list text:style-name="L2">
        <text:list-item>
          <text:p text:style-name="P1">Overclocking</text:p>
        </text:list-item>
        <text:list-item>
          <text:p text:style-name="P5"><text:span text:style-name="T2">Brightness</text:span> <text:span text:style-name="T2">control</text:span></text:p>
        </text:list-item>
        <text:list-item>
          <text:p text:style-name="P5"><text:span text:style-name="T2">Bloatware</text:span> <text:span text:style-name="T2">removal</text:span></text:p>
        </text:list-item>
        <text:list-item>
          <text:p text:style-name="P5"><text:span text:style-name="T2">Customised</text:span> <text:span text:style-name="T2">installation of applications</text:span></text:p>
        </text:list-item>
      </text:list>
      <text:p text:style-name="Standard"/>
      <text:list text:style-name="L3">
        <text:list-header>
          <text:p text:style-name="P6"><text:span text:style-name="T10">2.1</text:span> <text:span text:style-name="T9">Overclocking</text:span></text:p>
        </text:list-header>
      </text:list>
      <text:p text:style-name="Standard"/>
      <text:p text:style-name="Standard"/>
      <text:list text:style-name="L3" text:continue-numbering="true">
        <text:list-header>
          <text:p text:style-name="P12">2.2 Brightness control</text:p>
        </text:list-header>
      </text:list>
      <text:p text:style-name="P11"/>
      <text:p text:style-name="P11"/>
      <text:list text:style-name="L3" text:continue-numbering="true">
        <text:list-header>
          <text:p text:style-name="P12">2.3 Bloatware removal</text:p>
        </text:list-header>
      </text:list>
      <text:p text:style-name="P11"><text:soft-page-break/></text:p>
      <text:list text:style-name="L3" text:continue-numbering="true">
        <text:list-header>
          <text:p text:style-name="P12"/>
          <text:p text:style-name="P12">2.4 Customised installation of applications</text:p>
          <text:p text:style-name="P12"/>
        </text:list-header>
      </text:list>
      <text:p text:style-name="Standard"><text:tab/><text:tab/></text:p>
      <text:p text:style-name="Standard"/>
      <text:p text:style-name="Standard"/>
      <text:p text:style-name="Standard"/>
      <text:p text:style-name="Standard"/>
      <text:p text:style-name="Standard"/>
      <text:p text:style-name="Standard"/>
      <text:p text:style-name="Standard"/>
      <text:p text:style-name="Standard"><text:span text:style-name="T4">3 Design Verification</text:span> </text:p>
      <text:p text:style-name="Standard"/>
      <text:p text:style-name="Standard"><text:tab/>Design verification is an essential step in the development of any product. Also referred to as qualification testing, design verification ensures that the product as designed is the same as the product as intended. Verification helps to check whether the actual design meets the expected requirements. </text:p>
      <text:p text:style-name="Standard"/>
      <text:p text:style-name="Standard"><text:tab/>• <text:span text:style-name="T2">Development tests </text:span>: There are different types of tests possible during the development <text:tab/><text:tab/><text:tab/><text:tab/>phase. The application would be tested in a emulator during <text:tab/><text:tab/><text:tab/><text:tab/><text:tab/>development stages. </text:p>
      <text:p text:style-name="Standard"/>
      <text:p text:style-name="Standard"><text:tab/>• <text:span text:style-name="T2">Proof</text:span> <text:span text:style-name="T2">testing</text:span> <text:s text:c="10"/>: Proof tests are designed to test the product failure. </text:p>
      <text:p text:style-name="Standard"/>
      <text:p text:style-name="Standard"><text:tab/>• <text:span text:style-name="T2">Acceptance</text:span> <text:span text:style-name="T2">testing</text:span> : Depending on the criticality of failures, testing costs and efficiency, <text:tab/><text:tab/><text:tab/><text:tab/>we can calculate the acceptance of the information management <text:tab/><text:tab/><text:tab/><text:tab/><text:tab/>system. Testing costs are negligible since the emulator can be <text:tab/><text:tab/><text:tab/><text:tab/><text:tab/>functioned as different devices with different OS versions. </text:p>
      <text:p text:style-name="Standard"/>
      <text:p text:style-name="Standard">Methods that can be used in verification testing are as follows : </text:p>
      <text:p text:style-name="Standard"/>
      <text:p text:style-name="Standard"><text:tab/>• <text:span text:style-name="T2">Demonstration</text:span> <text:tab/>Demonstration can be conducted in actual or simulated environment. <text:tab/><text:tab/><text:tab/><text:tab/>For the proposed system it is relatively inexpensive. </text:p>
      <text:p text:style-name="Standard"/>
      <text:p text:style-name="Standard"><text:tab/>• <text:span text:style-name="T2">Inspection</text:span> <text:s/><text:tab/><text:tab/>This method is used to verify the requirements related to the physical <text:tab/><text:tab/><text:tab/><text:tab/>characteristics are met or not. In our system the physical <text:tab/><text:tab/><text:tab/><text:tab/><text:tab/><text:tab/>characteristics related to the user interface. </text:p>
      <text:p text:style-name="Standard"/>
      <text:p text:style-name="Standard"><text:tab/>• <text:span text:style-name="T2">Analysis</text:span> <text:s/><text:tab/><text:tab/>This method used for verifying whether testing of the proposed <text:tab/><text:tab/><text:tab/><text:tab/><text:tab/>system is feasible and the system is risk minimal. <text:s/></text:p>
      <text:p text:style-name="Standard"><text:tab/>• <text:span text:style-name="T2">Similarity</text:span><text:tab/><text:tab/>Since our system includes the features similar to other </text:p>
      <text:p text:style-name="Standard"><text:tab/><text:tab/><text:tab/><text:tab/>products. This method verify whether those features are met or <text:tab/><text:tab/><text:tab/><text:tab/><text:tab/>exceeded the current specif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ji </meta:initial-creator>
    <meta:creation-date>2013-01-31T13:06:26</meta:creation-date>
    <dc:creator>semester6</dc:creator>
    <dc:date>2013-01-31T19:36:52</dc:date>
    <meta:editing-cycles>4</meta:editing-cycles>
    <meta:editing-duration>PT35M39S</meta:editing-duration>
    <meta:user-defined meta:name="Info 1"/>
    <meta:user-defined meta:name="Info 2"/>
    <meta:user-defined meta:name="Info 3"/>
    <meta:user-defined meta:name="Info 4"/>
    <meta:document-statistic meta:table-count="0" meta:image-count="0" meta:object-count="0" meta:page-count="4" meta:paragraph-count="51" meta:word-count="996" meta:character-count="6799"/>
  </office:meta>
</office:document-meta>
</file>